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5.002cm" style:type="right" style:leader-style="dotted" style:leader-text="."/>
        </style:tab-stops>
      </style:paragraph-properties>
      <style:text-properties officeooo:paragraph-rsid="0014e71f"/>
    </style:style>
    <style:style style:name="P3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14e71f"/>
    </style:style>
    <style:style style:name="P5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15d815"/>
    </style:style>
    <style:style style:name="P6" style:family="paragraph" style:parent-style-name="Standard">
      <style:paragraph-properties fo:margin-top="0cm" fo:margin-bottom="0.353cm" loext:contextual-spacing="false" fo:line-height="150%">
        <style:tab-stops>
          <style:tab-stop style:position="13.002cm" style:leader-style="dotted" style:leader-text="."/>
        </style:tab-stops>
      </style:paragraph-properties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Times New Roman" fo:font-size="12pt" fo:language="id" fo:country="ID" officeooo:rsid="0015d815" officeooo:paragraph-rsid="0015d815" style:font-size-asian="12pt" style:font-name-complex="Times New Roman1" style:font-size-complex="12pt"/>
    </style:style>
    <style:style style:name="P9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5d815" style:font-size-asian="12pt" style:font-name-complex="Times New Roman1" style:font-size-complex="12pt"/>
    </style:style>
    <style:style style:name="T3" style:family="text">
      <style:text-properties style:font-name="Times New Roman" fo:font-size="12pt" fo:language="id" fo:country="ID" style:font-size-asian="12pt" style:font-name-complex="Times New Roman1" style:font-size-complex="12pt"/>
    </style:style>
    <style:style style:name="T4" style:family="text">
      <style:text-properties style:font-name="Times New Roman" fo:font-size="12pt" fo:language="id" fo:country="ID" officeooo:rsid="0014e71f" style:font-size-asian="12pt" style:font-name-complex="Times New Roman1" style:font-size-complex="12pt"/>
    </style:style>
    <style:style style:name="T5" style:family="text">
      <style:text-properties style:font-name="Times New Roman" fo:font-size="12pt" fo:language="id" fo:country="ID" officeooo:rsid="0015d815" style:font-size-asian="12pt" style:font-name-complex="Times New Roman1" style:font-size-complex="12pt"/>
    </style:style>
    <style:style style:name="T6" style:family="text">
      <style:text-properties style:font-name="Times New Roman" fo:font-size="12pt" fo:language="id" fo:country="ID" officeooo:rsid="00eaf324" style:font-size-asian="12pt" style:font-name-complex="Times New Roman1" style:font-size-complex="12pt"/>
    </style:style>
    <style:style style:name="T7" style:family="text">
      <style:text-properties style:font-name="Times New Roman" fo:font-size="12pt" fo:language="id" fo:country="ID" officeooo:rsid="00c737fe" style:font-size-asian="12pt" style:font-name-complex="Times New Roman1" style:font-size-complex="12pt"/>
    </style:style>
    <style:style style:name="T8" style:family="text">
      <style:text-properties style:font-name="Times New Roman" fo:font-size="12pt" fo:language="id" fo:country="ID" officeooo:rsid="00962754" style:font-size-asian="12pt" style:font-name-complex="Times New Roman1" style:font-size-complex="12pt"/>
    </style:style>
    <style:style style:name="T9" style:family="text">
      <style:text-properties style:font-name="Times New Roman" fo:font-size="12pt" fo:language="id" fo:country="ID" fo:font-weight="normal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language="id" fo:country="ID" fo:font-weight="normal" officeooo:rsid="00b23f8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language="id" fo:country="ID" fo:font-weight="normal" officeooo:rsid="00e9e0f1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font-weight="normal" officeooo:rsid="00b3a188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font-weight="normal" officeooo:rsid="00e9e0f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font-weight="normal" officeooo:rsid="00d3d765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font-weight="normal" officeooo:rsid="00eaf324" style:font-size-asian="12pt" style:font-weight-asian="normal" style:font-name-complex="Times New Roman1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oBack"/>DAFTAR TABEL</text:p>
      <text:p text:style-name="P1"><text:span text:style-name="T3">Tabel<text:tab/><text:tab/><text:tab/><text:tab/><text:tab/><text:tab/><text:tab/> <text:s text:c="27"/></text:span><text:span text:style-name="T1">Halaman</text:span></text:p>
      <text:p text:style-name="P2"><text:span text:style-name="T1">Tabel 3.1. <text:s/></text:span><text:span text:style-name="T10">Spesifikasi </text:span><text:span text:style-name="T11">H</text:span><text:span text:style-name="T10">ardware </text:span><text:span text:style-name="T11">K</text:span><text:span text:style-name="T10">omputer untuk </text:span><text:span text:style-name="T11">R</text:span><text:span text:style-name="T10">emaster</text:span><text:span text:style-name="T1"><text:tab/>.</text:span><text:span text:style-name="T3">2</text:span><text:span text:style-name="T4">8</text:span></text:p>
      <text:p text:style-name="P4"><text:span text:style-name="T1">Tabel 3.2. <text:s/></text:span><text:span text:style-name="T12">Spesifikasi </text:span><text:span text:style-name="T13">H</text:span><text:span text:style-name="T12">ardware </text:span><text:span text:style-name="T13">K</text:span><text:span text:style-name="T12">omputer untuk </text:span><text:span text:style-name="T13">Minimal</text:span><text:span text:style-name="T12"> </text:span><text:span text:style-name="T13">Ubos</text:span><text:span text:style-name="T9"> </text:span><text:span text:style-name="T1"><text:tab/>.</text:span><text:span text:style-name="T3">2</text:span><text:span text:style-name="T4">8</text:span></text:p>
      <text:p text:style-name="P3"><text:span text:style-name="T1">Tabel 3.3. <text:s/>Jenis Kebutuhan Perangkat Lunak (Software)</text:span><text:span text:style-name="T3"> </text:span><text:span text:style-name="T1"><text:tab/>.</text:span><text:span text:style-name="T3">2</text:span><text:span text:style-name="T4">9</text:span></text:p>
      <text:p text:style-name="P3"><text:span text:style-name="T1">Tabel 3.4. <text:s/>Analisa Keluaran Perangkat Lunak </text:span><text:span text:style-name="T3"><text:s/></text:span><text:span text:style-name="T1"><text:tab/>.</text:span><text:span text:style-name="T3">2</text:span><text:span text:style-name="T4">9</text:span></text:p>
      <text:p text:style-name="P4"><text:span text:style-name="T1">Tabel</text:span><text:span text:style-name="T3"> </text:span><text:span text:style-name="T4">3.5 </text:span><text:span text:style-name="T11">Perbandingan Spesifikasi Hardware Minimal Windows dan Ubos....</text:span><text:span text:style-name="T4">30 </text:span></text:p>
      <text:p text:style-name="P5"><text:span text:style-name="T1">Tabel </text:span><text:span text:style-name="T5">3.6 </text:span><text:span text:style-name="T6">Perangkat Lunak yang Terpasang pada Ubos.....................................</text:span><text:span text:style-name="T5">30</text:span></text:p>
      <text:p text:style-name="P5"><text:span text:style-name="T5">Tabel 3.7 </text:span><text:span text:style-name="T7">Tabel </text:span><text:span text:style-name="T6">H</text:span><text:span text:style-name="T7">arga </text:span><text:span text:style-name="T6">P</text:span><text:span text:style-name="T7">erangkat </text:span><text:span text:style-name="T6">Lu</text:span><text:span text:style-name="T7">nak</text:span><text:span text:style-name="T5">.........................</text:span><text:span text:style-name="T6">....................................</text:span><text:span text:style-name="T5">31</text:span></text:p>
      <text:p text:style-name="P5"><text:span text:style-name="T1">Tabel 3.</text:span><text:span text:style-name="T2">8 </text:span><text:span text:style-name="T14">Tabel </text:span><text:span text:style-name="T15">P</text:span><text:span text:style-name="T14">erbandi</text:span><text:span text:style-name="T15">nga</text:span><text:span text:style-name="T14">n </text:span><text:span text:style-name="T15">U</text:span><text:span text:style-name="T14">bos dan </text:span><text:span text:style-name="T15">W</text:span><text:span text:style-name="T14">indows </text:span><text:span text:style-name="T3"><text:s/>..........................................</text:span><text:span text:style-name="T5">31</text:span></text:p>
      <text:p text:style-name="P5"><text:span text:style-name="T1">Tabel</text:span><text:span text:style-name="T3"> </text:span><text:span text:style-name="T4">3.</text:span><text:span text:style-name="T5">9 Urutan Prosedur </text:span><text:span text:style-name="T8">Proses Remaster.......................................................</text:span><text:span text:style-name="T5">33</text:span></text:p>
      <text:p text:style-name="P5"><text:span text:style-name="T1">Tabel </text:span><text:span text:style-name="T5">3.6 </text:span><text:span text:style-name="T6">Perangkat Lunak yang Terpasang pada Ubos.....................................</text:span><text:span text:style-name="T5">30</text:span></text:p>
      <text:p text:style-name="P5"><text:span text:style-name="T5">Tabel 3.7 </text:span><text:span text:style-name="T7">Tabel </text:span><text:span text:style-name="T6">H</text:span><text:span text:style-name="T7">arga </text:span><text:span text:style-name="T6">P</text:span><text:span text:style-name="T7">erangkat </text:span><text:span text:style-name="T6">Lu</text:span><text:span text:style-name="T7">nak</text:span><text:span text:style-name="T5">.........................</text:span><text:span text:style-name="T6">................................... </text:span><text:span text:style-name="T5">31</text:span></text:p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4.001cm" fo:margin-bottom="1.27cm" fo:margin-left="4.001cm" fo:margin-right="3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v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9:00</meta:creation-date>
    <meta:initial-creator>USER</meta:initial-creator>
    <dc:language>id-ID</dc:language>
    <dc:date>2018-09-06T21:59:05.319587102</dc:date>
    <meta:editing-cycles>6</meta:editing-cycles>
    <meta:editing-duration>PT1H22M31S</meta:editing-duration>
    <meta:generator>LibreOffice/6.0.5.2$Linux_X86_64 LibreOffice_project/54c8cbb85f300ac59db32fe8a675ff7683cd5a16</meta:generator>
    <meta:document-statistic meta:table-count="0" meta:image-count="0" meta:object-count="0" meta:page-count="1" meta:paragraph-count="14" meta:word-count="89" meta:character-count="936" meta:non-whitespace-character-count="8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